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3073693" officeooo:paragraph-rsid="02ce354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3a49d73" officeooo:paragraph-rsid="03a49d7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3b24e65" officeooo:paragraph-rsid="03b24e6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3c49696" officeooo:paragraph-rsid="03c4969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334e9bd" officeooo:paragraph-rsid="0334e9b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354fcc7" officeooo:paragraph-rsid="0354fcc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3583547" officeooo:paragraph-rsid="0354fcc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365fa1f" officeooo:paragraph-rsid="0354fcc7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rsid="0334e9bd" officeooo:paragraph-rsid="0334e9bd"/>
    </style:style>
    <style:style style:name="P10" style:family="paragraph" style:parent-style-name="Standard">
      <style:text-properties officeooo:rsid="0354fcc7" officeooo:paragraph-rsid="0354fcc7"/>
    </style:style>
    <style:style style:name="P11" style:family="paragraph" style:parent-style-name="Standard">
      <style:text-properties officeooo:rsid="037475c9" officeooo:paragraph-rsid="03961073"/>
    </style:style>
    <style:style style:name="P12" style:family="paragraph" style:parent-style-name="Standard">
      <style:text-properties fo:font-size="14pt" fo:font-weight="bold" officeooo:rsid="03c49696" officeooo:paragraph-rsid="03c49696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3dbd136" officeooo:paragraph-rsid="03dbd13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3f1d748" officeooo:paragraph-rsid="03f1d748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officeooo:paragraph-rsid="03f1d748"/>
    </style:style>
    <style:style style:name="P16" style:family="paragraph" style:parent-style-name="Standard" style:list-style-name="L1">
      <style:text-properties officeooo:paragraph-rsid="03fb4185"/>
    </style:style>
    <style:style style:name="P17" style:family="paragraph" style:parent-style-name="Standard" style:list-style-name="L1">
      <style:text-properties officeooo:rsid="03ff1ad2" officeooo:paragraph-rsid="03ff1ad2"/>
    </style:style>
    <style:style style:name="P18" style:family="paragraph" style:parent-style-name="Standard" style:list-style-name="L1">
      <style:text-properties officeooo:rsid="04080a36" officeooo:paragraph-rsid="04080a36"/>
    </style:style>
    <style:style style:name="P19" style:family="paragraph" style:parent-style-name="Standard" style:list-style-name="L1">
      <style:text-properties officeooo:rsid="040aa80b" officeooo:paragraph-rsid="040aa80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2ce3549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3f1d74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3f3c0fa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3fd366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3ff1ad2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4110d8b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3583547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35bba0c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35e7f89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365fa1f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369b38c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37475c9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3884f62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solid" style:text-underline-type="double" style:text-underline-width="auto" style:text-underline-color="font-color" fo:font-weight="normal" officeooo:rsid="0365fa1f" style:font-size-asian="14pt" style:font-weight-asian="normal" style:font-size-complex="14pt" style:font-weight-complex="normal"/>
    </style:style>
    <style:style style:name="T17" style:family="text">
      <style:text-properties officeooo:rsid="03b4f6e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3d28d88" style:font-weight-asian="normal" style:font-weight-complex="normal"/>
    </style:style>
    <style:style style:name="T20" style:family="text">
      <style:text-properties fo:font-weight="normal" officeooo:rsid="03e55028" style:font-weight-asian="normal" style:font-weight-complex="normal"/>
    </style:style>
    <style:style style:name="T21" style:family="text">
      <style:text-properties fo:font-weight="normal" officeooo:rsid="03eb83e1" style:font-weight-asian="normal" style:font-weight-complex="normal"/>
    </style:style>
    <style:style style:name="T22" style:family="text">
      <style:text-properties fo:font-weight="normal" officeooo:rsid="03ef5808" style:font-weight-asian="normal" style:font-weight-complex="normal"/>
    </style:style>
    <style:style style:name="T23" style:family="text">
      <style:text-properties officeooo:rsid="03e10f80"/>
    </style:style>
    <style:style style:name="T24" style:family="text">
      <style:text-properties officeooo:rsid="03ef5808"/>
    </style:style>
    <style:style style:name="T25" style:family="text">
      <style:text-properties officeooo:rsid="03f3c0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4cm" fo:text-indent="-0.635cm" fo:margin-left="8.35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S</text:span><text:span text:style-name="T1">elenium </text:span></text:p>
      <text:p text:style-name="P5"/>
      <text:p text:style-name="P5"/>
      <text:p text:style-name="P6">1) Mention Why you need session handling while working with selenium ?</text:p>
      <text:p text:style-name="P10"><text:span text:style-name="T1">– </text:span><text:span text:style-name="T9">During Test Execution , selenium interact with browser all the time , so we need to handle session because there is high chance that some one can start the same task by different machine before current execution completes.</text:span></text:p>
      <text:p text:style-name="P7"/>
      <text:p text:style-name="P10"><text:span text:style-name="T9"><text:tab/></text:span><text:span text:style-name="T10">WebDriver </text:span><text:span text:style-name="T11">driver = new FirefoxDriver();<text:line-break/><text:tab/></text:span><text:span text:style-name="T12">driver.</text:span><text:span text:style-name="T13">get</text:span><text:span text:style-name="T12">(</text:span><text:a xlink:type="simple" xlink:href="http://demo.guru99.com/V4/" text:style-name="Internet_20_link" text:visited-style-name="Visited_20_Internet_20_Link"><text:span text:style-name="T16">http://demo.guru99.com/V4/</text:span></text:a><text:span text:style-name="T12">);</text:span></text:p>
      <text:p text:style-name="P8"/>
      <text:p text:style-name="P10"><text:span text:style-name="T12"><text:tab/></text:span><text:span text:style-name="T14">WebDriver driver1 = new FirefozDeriver();</text:span></text:p>
      <text:p text:style-name="P11"><text:span text:style-name="T8"><text:tab/>driver1.get(</text:span><text:a xlink:type="simple" xlink:href="http://demo.guru99.com/V4/" text:style-name="Internet_20_link" text:visited-style-name="Visited_20_Internet_20_Link"><text:span text:style-name="T8">http://demo.guru99.com/V4/</text:span></text:a><text:span text:style-name="T15">)</text:span><text:span text:style-name="T8">;<text:line-break/></text:span></text:p>
      <text:p text:style-name="P8"/>
      <text:p text:style-name="P2">Session handling is handle by default .</text:p>
      <text:p text:style-name="P3">Because all this is inbuilt functionality <text:span text:style-name="T17">there is no need to assign session id Explicitly.</text:span></text:p>
      <text:p text:style-name="P4"/>
      <text:p text:style-name="P4"/>
      <text:p text:style-name="P4">2) For database Testing in selenium webdriver what API is required?</text:p>
      <text:p text:style-name="P4">– <text:s/><text:span text:style-name="T19">For Database we actually need the JDBC (Java Databases Connectivity)</text:span><text:span text:style-name="T18"> . </text:span><text:span text:style-name="T19">It allow you to execute SQL Query.</text:span></text:p>
      <text:p text:style-name="P4"/>
      <text:p text:style-name="P13">3) <text:span text:style-name="T23">Mention what is Desired Capabilities and how it is useful in term of selenium?</text:span></text:p>
      <text:p text:style-name="P13">– <text:span text:style-name="T20">Desired Capabilities stored the browser capabilities like browser version , browser name , the path where the browser driver is stored on system .</text:span></text:p>
      <text:p text:style-name="P13"><text:span text:style-name="T20">– <text:s/>in selenium when we want to run the Test Script on different machine or in different browser </text:span><text:span text:style-name="T21">version</text:span><text:span text:style-name="T20">.</text:span></text:p>
      <text:p text:style-name="P13"><text:span text:style-name="T20"/></text:p>
      <text:p text:style-name="P13"><text:span text:style-name="T20"><text:tab/></text:span><text:span text:style-name="T22">DesiredCapabilities class is used in selenium grid to perform parallel execution on different manchine.</text:span></text:p>
      <text:p text:style-name="P13"><text:span text:style-name="T22"/></text:p>
      <text:p text:style-name="P13"><text:span text:style-name="T24"><text:tab/>Method in Desired Capabilities Class.</text:span></text:p>
      <text:p text:style-name="P13"/>
      <text:list xml:id="list1729498400" text:style-name="L1">
        <text:list-item>
          <text:p text:style-name="P15"><text:span text:style-name="T3"><text:s/></text:span><text:span text:style-name="T5">g</text:span><text:span text:style-name="T4">etBrowserName();</text:span></text:p>
        </text:list-item>
        <text:list-item>
          <text:p text:style-name="P16"><text:s/><text:span text:style-name="T4">setBrowserName();</text:span></text:p>
        </text:list-item>
        <text:list-item>
          <text:p text:style-name="P16"><text:span text:style-name="T4"><text:s/></text:span><text:span text:style-name="T6">getVersion();</text:span></text:p>
        </text:list-item>
        <text:list-item>
          <text:p text:style-name="P17"><text:span text:style-name="T1"><text:s/>setVersion();</text:span></text:p>
        </text:list-item>
        <text:list-item>
          <text:p text:style-name="P18"><text:span text:style-name="T1">getPlatform();</text:span></text:p>
        </text:list-item>
        <text:list-item>
          <text:p text:style-name="P18"><text:span text:style-name="T1">setPlatform();</text:span></text:p>
        </text:list-item>
        <text:list-item>
          <text:p text:style-name="P19"><text:span text:style-name="T1">getCapabilities(String </text:span><text:span text:style-name="T7">capabilitites</text:span><text:span text:style-name="T1">);</text:span></text:p>
        </text:list-item>
        <text:list-item>
          <text:p text:style-name="P19"><text:span text:style-name="T1">setCapabilities</text:span><text:span text:style-name="T7">(</text:span><text:span text:style-name="T1">);</text:span></text:p>
        </text:list-item>
      </text:list>
      <text:p text:style-name="P14"/>
      <text:p text:style-name="P1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35.645661500</meta:creation-date>
    <dc:date>2018-07-19T12:39:59.644807795</dc:date>
    <meta:editing-duration>PT17H15M10S</meta:editing-duration>
    <meta:editing-cycles>171</meta:editing-cycles>
    <meta:generator>LibreOffice/5.4.2.2.0$Linux_X86_64 LibreOffice_project/40$Build-2</meta:generator>
    <meta:document-statistic meta:table-count="0" meta:image-count="0" meta:object-count="0" meta:page-count="1" meta:paragraph-count="23" meta:word-count="207" meta:character-count="1412" meta:non-whitespace-character-count="1218"/>
  </office:meta>
</office:document-meta>
</file>